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8" style:family="paragraph" style:parent-style-name="Standard">
      <style:paragraph-properties fo:margin-left="0.873cm" fo:margin-right="0cm" fo:text-indent="0cm" style:auto-text-indent="false"/>
    </style:style>
    <style:style style:name="P9" style:family="paragraph" style:parent-style-name="Standard">
      <style:paragraph-properties fo:margin-left="0.87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/>
      <style:text-properties fo:font-size="12pt" style:font-size-asian="12pt" style:font-size-complex="12pt"/>
    </style:style>
    <style:style style:name="P12" style:family="paragraph" style:parent-style-name="Text_20_body">
      <style:paragraph-properties fo:margin-top="0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/>
      <style:text-properties style:font-name="Liberation Serif" fo:font-size="12pt" style:font-size-asian="12pt" style:font-size-complex="12pt"/>
    </style:style>
    <style:style style:name="P14" style:family="paragraph" style:parent-style-name="Text_20_body">
      <style:paragraph-properties fo:margin-top="0cm" fo:margin-bottom="0cm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top="0cm" fo:margin-bottom="0cm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/>
      <style:text-properties style:use-window-font-color="true" style:text-underline-style="none"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/>
      <style:text-properties style:use-window-font-color="true" style:text-underline-style="none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/>
      <style:text-properties style:use-window-font-color="true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/>
      <style:text-properties style:use-window-font-color="true" style:text-underline-style="none" fo:font-weight="normal" style:font-weight-asian="normal" style:font-weight-complex="normal"/>
    </style:style>
    <style:style style:name="P20" style:family="paragraph" style:parent-style-name="Heading_20_1">
      <style:paragraph-properties fo:margin-top="0cm" fo:margin-bottom="0cm"/>
      <style:text-properties fo:font-size="12pt" style:font-size-asian="12pt" style:font-size-complex="12pt"/>
    </style:style>
    <style:style style:name="P21" style:family="paragraph" style:parent-style-name="Heading_20_1">
      <style:paragraph-properties fo:margin-top="0cm" fo:margin-bottom="0cm"/>
      <style:text-properties style:use-window-font-color="true" fo:font-size="14pt" style:text-underline-style="none" fo:font-weight="bold" style:font-size-asian="14pt" style:font-weight-asian="bold" style:font-size-complex="14pt" style:font-weight-complex="bold"/>
    </style:style>
    <style:style style:name="P22" style:family="paragraph" style:parent-style-name="Heading_20_1">
      <style:paragraph-properties fo:margin-top="0cm" fo:margin-bottom="0cm"/>
      <style:text-properties style:use-window-font-color="true"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 style:parent-style-name="Heading_20_1">
      <style:text-properties fo:font-size="12pt" style:font-size-asian="12pt" style:font-size-complex="12pt"/>
    </style:style>
    <style:style style:name="P24" style:family="paragraph" style:parent-style-name="Preformatted_20_Text">
      <style:text-properties style:font-name="Liberation Serif" fo:font-size="10pt" style:font-size-asian="10pt" style:font-size-complex="10pt"/>
    </style:style>
    <style:style style:name="P25" style:family="paragraph" style:parent-style-name="Preformatted_20_Text">
      <style:paragraph-properties fo:margin-top="0cm" fo:margin-bottom="0.499cm"/>
      <style:text-properties style:font-name="Liberation Serif" fo:font-size="10pt" style:font-size-asian="10pt" style:font-size-complex="10pt"/>
    </style:style>
    <style:style style:name="P26" style:family="paragraph" style:parent-style-name="Standard">
      <style:paragraph-properties fo:margin-left="0.82cm" fo:margin-right="0cm" fo:text-indent="0cm" style:auto-text-indent="false"/>
      <style:text-properties fo:font-weight="bold" style:font-weight-asian="bold" style:font-weight-complex="bold"/>
    </style:style>
    <style:style style:name="P27" style:family="paragraph" style:parent-style-name="Heading_20_1">
      <style:paragraph-properties fo:margin-left="0.794cm" fo:margin-right="0cm" fo:text-indent="0cm" style:auto-text-indent="false"/>
      <style:text-properties fo:font-size="12pt" style:font-size-asian="12pt" style:font-size-complex="12pt"/>
    </style:style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4"/>
    <style:style style:name="P31" style:family="paragraph" style:parent-style-name="Standard" style:list-style-name="L5"/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top="0cm" fo:margin-bottom="0cm"/>
    </style:style>
    <style:style style:name="P34" style:family="paragraph" style:parent-style-name="Text_20_body" style:list-style-name="L2">
      <style:paragraph-properties fo:margin-top="0cm" fo:margin-bottom="0cm"/>
    </style:style>
    <style:style style:name="P35" style:family="paragraph" style:parent-style-name="Text_20_body" style:list-style-name="L4">
      <style:paragraph-properties fo:margin-top="0cm" fo:margin-bottom="0cm"/>
    </style:style>
    <style:style style:name="P36" style:family="paragraph" style:parent-style-name="Heading_20_2">
      <style:paragraph-properties fo:margin-top="0cm" fo:margin-bottom="0cm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bold" style:font-weight-asian="bold" style:font-weight-complex="bold"/>
    </style:style>
    <style:style style:name="T6" style:family="text">
      <style:text-properties style:use-window-font-color="tru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style:use-window-font-color="true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style:use-window-font-color="true" style:font-name="Liberation Serif" style:text-underline-style="none"/>
    </style:style>
    <style:style style:name="T12" style:family="text">
      <style:text-properties style:use-window-font-color="true" style:font-name="Liberation Serif" style:text-underline-style="none" fo:font-weight="normal" style:font-weight-asian="normal" style:font-weight-complex="normal"/>
    </style:style>
    <style:style style:name="T13" style:family="text">
      <style:text-properties style:use-window-font-color="true" style:font-name="Liberation Serif" fo:font-size="14pt" style:text-underline-style="none" style:font-size-asian="14pt" style:font-size-complex="14pt"/>
    </style:style>
    <style:style style:name="T14" style:family="text">
      <style:text-properties style:use-window-font-color="true" fo:font-style="italic" style:text-underline-style="none" fo:font-weight="bold" style:font-style-asian="italic" style:font-weight-asian="bold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1.383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U-Boot booting options</text:span> </text:p>
      <text:p text:style-name="Standard"/>
      <text:p text:style-name="Standard"><text:span text:style-name="T1">Set Host system ip</text:span> </text:p>
      <text:p text:style-name="Standard"><text:span text:style-name="T1"><text:tab/></text:span><text:span text:style-name="T3">ifconfig eth0 10.0.0.4</text:span></text:p>
      <text:p text:style-name="P1"/>
      <text:p text:style-name="P1">Copy all images build for target to /srv/tftp folder</text:p>
      <text:p text:style-name="P2"><text:tab/>By default <text:span text:style-name="T2">atftp</text:span> server will look for the requested files in <text:span text:style-name="T2">/srv/tftp</text:span></text:p>
      <text:p text:style-name="P1"/>
      <text:p text:style-name="P4">Booting kernel with network via TFTP </text:p>
      <text:h text:style-name="P27" text:outline-level="1"><text:bookmark text:name="Prerequisites"/>Prerequisites on host system</text:h>
      <text:list xml:id="list949999781" text:style-name="L1">
        <text:list-item>
          <text:p text:style-name="P33">A previously compiled kernel image (uImage) </text:p>
        </text:list-item>
        <text:list-item>
          <text:p text:style-name="P33">A tftp server for downloading the image </text:p>
        </text:list-item>
        <text:list-item>
          <text:p text:style-name="P32">A terminal application for communicating with the mini2440. i.e. minicom </text:p>
        </text:list-item>
      </text:list>
      <text:p text:style-name="P26">Setup host system </text:p>
      <text:p text:style-name="Standard"/>
      <text:p text:style-name="Standard"><text:tab/>- Install tftp server </text:p>
      <text:p text:style-name="Standard"><text:s text:c="16"/>apt-get install atftpd </text:p>
      <text:p text:style-name="Standard"/>
      <text:p text:style-name="Standard"><text:s text:c="8"/><text:tab/>- Configure tftp server </text:p>
      <text:p text:style-name="Standard"><text:s text:c="16"/>Open /etc/default/atftpd and set USE_INETD to false </text:p>
      <text:p text:style-name="Standard"><text:s text:c="24"/>USE_INETD=false </text:p>
      <text:p text:style-name="Standard"><text:s text:c="8"/><text:tab/>- Start tftp server </text:p>
      <text:p text:style-name="Standard"><text:s text:c="16"/><text:tab/>/etc/init.d/atftpd start </text:p>
      <text:p text:style-name="Standard"/>
      <text:p text:style-name="Standard"><text:s text:c="8"/>Now host system in ready to transfer images using tftp </text:p>
      <text:p text:style-name="Standard"/>
      <text:p text:style-name="Standard"><text:s text:c="8"/><text:span text:style-name="T1">Setup target system </text:span></text:p>
      <text:p text:style-name="Standard"><text:s text:c="8"/></text:p>
      <text:p text:style-name="Standard"><text:s text:c="8"/><text:tab/>- Set server ip address on target </text:p>
      <text:p text:style-name="Standard"><text:s text:c="16"/><text:tab/>setenv serverip 10.0.0.4 </text:p>
      <text:p text:style-name="Standard"/>
      <text:p text:style-name="Standard"><text:s text:c="8"/><text:tab/>- Set target ip address </text:p>
      <text:p text:style-name="Standard"><text:s text:c="16"/><text:tab/>setenv ipaddr 10.0.0.111 </text:p>
      <text:p text:style-name="Standard"/>
      <text:p text:style-name="Standard"><text:s text:c="8"/><text:tab/>- Download kernel Image to mini2440 </text:p>
      <text:p text:style-name="Standard"><text:s text:c="16"/><text:tab/>tftpboot command in U-Boot is used to transfer images from host to target </text:p>
      <text:p text:style-name="Standard"><text:s text:c="16"/><text:tab/># tftpboot $&lt;RAM_Addr&gt; $&lt;File_name&gt; </text:p>
      <text:p text:style-name="Standard"/>
      <text:p text:style-name="Standard"><text:s text:c="16"/><text:tab/>Example </text:p>
      <text:p text:style-name="Standard"><text:s text:c="24"/><text:tab/>on mini2440 </text:p>
      <text:p text:style-name="Standard"><text:s text:c="24"/><text:tab/># tftpboot 0x31000000 uImage </text:p>
      <text:p text:style-name="Standard"/>
      <text:p text:style-name="Standard"><text:s text:c="8"/><text:tab/>- Booting kernel image </text:p>
      <text:p text:style-name="Standard"><text:s text:c="16"/><text:tab/># bootm $&lt;RAM_Addr&gt; </text:p>
      <text:p text:style-name="Standard"><text:s text:c="24"/>Example </text:p>
      <text:p text:style-name="Standard"><text:s text:c="24"/>on mini2440 </text:p>
      <text:p text:style-name="Standard"><text:s text:c="24"/># bootm 0x31000000 </text:p>
      <text:p text:style-name="Standard"/>
      <text:p text:style-name="P3">Mounting NFS Root filesystem </text:p>
      <text:p text:style-name="P8"/>
      <text:p text:style-name="P9"><text:soft-page-break/>Prerequisites on host system</text:p>
      <text:list xml:id="list1521654157" text:style-name="L2">
        <text:list-item>
          <text:p text:style-name="P28">A previously compiled kernel image (uImage, build with nfs filesystem support) </text:p>
        </text:list-item>
        <text:list-item>
          <text:p text:style-name="P34">nfs server</text:p>
        </text:list-item>
        <text:list-item>
          <text:p text:style-name="P34">Previously created target root file system <text:s/></text:p>
        </text:list-item>
        <text:list-item>
          <text:p text:style-name="P28">A terminal application for communicating with the mini2440. i.e. minicom </text:p>
          <text:p text:style-name="P28"/>
        </text:list-item>
      </text:list>
      <text:p text:style-name="Standard"><text:s text:c="8"/><text:span text:style-name="T1">Setup host system</text:span> </text:p>
      <text:p text:style-name="Standard"><text:s text:c="7"/></text:p>
      <text:p text:style-name="Standard"><text:s text:c="8"/>- Install NFS server </text:p>
      <text:p text:style-name="Standard"><text:s text:c="16"/># sudo apt-get install nfs-kernel-serve </text:p>
      <text:p text:style-name="Standard"/>
      <text:p text:style-name="Standard"><text:s text:c="8"/>- Add the following line in <text:span text:style-name="T2">/etc/exports </text:span></text:p>
      <text:p text:style-name="Standard"><text:s text:c="16"/>/mnt <text:s text:c="3"/>10.0.0.111(rw,sync,no_root_squash,no_all_squash,no_subtree_check) </text:p>
      <text:p text:style-name="Standard"/>
      <text:p text:style-name="Standard"><text:s text:c="16"/>/mnt <text:s text:c="14"/>- Folder to mount as root file system on target </text:p>
      <text:p text:style-name="Standard"><text:s text:c="16"/>10.0.0.111 <text:s text:c="5"/>- Target ip address </text:p>
      <text:p text:style-name="Standard"><text:s text:c="16"/>(rw,sync, no_root_squash, no_all_squash, no_subtree_check) Options</text:p>
      <text:p text:style-name="Standard"/>
      <text:p text:style-name="Standard"><text:s text:c="8"/>- Start NFS Server </text:p>
      <text:p text:style-name="Standard"><text:s text:c="16"/># /etc/init.d/nfs-kernel-server restart </text:p>
      <text:p text:style-name="Standard"/>
      <text:p text:style-name="Standard"><text:s text:c="7"/>- Copy target root filesystem to<text:span text:style-name="T2"> /mn</text:span>t folder </text:p>
      <text:p text:style-name="Standard"/>
      <text:p text:style-name="Standard"><text:s text:c="8"/><text:span text:style-name="T1">Setup target system</text:span> </text:p>
      <text:p text:style-name="Standard"><text:s text:c="8"/><text:tab/>- Download kernel Image to mini2440</text:p>
      <text:p text:style-name="Standard"><text:s text:c="16"/><text:tab/># tftpboot 0x31000000 uImage </text:p>
      <text:p text:style-name="Standard"><text:s text:c="8"/><text:tab/></text:p>
      <text:p text:style-name="Standard"><text:tab/>- Set bootargs env variable with ntf </text:p>
      <text:p text:style-name="Standard"><text:s text:c="16"/>setenv bootargs console=ttySAC0,115200 ip=10.0.0.111:10.0.0.4::255.255.255.0 root=/dev/nfs nfsroot=10.0.0.4:/mnt </text:p>
      <text:p text:style-name="Standard"/>
      <text:list xml:id="list1964437657" text:style-name="L3">
        <text:list-item>
          <text:list>
            <text:list-item>
              <text:p text:style-name="P29">Boot kernel</text:p>
              <text:list>
                <text:list-header>
                  <text:p text:style-name="P29"># bootm 0x31000000</text:p>
                  <text:p text:style-name="P29"/>
                </text:list-header>
              </text:list>
            </text:list-item>
          </text:list>
        </text:list-item>
      </text:list>
      <text:p text:style-name="P5">Booting kernel with initrd filesystem (Filesystem size should be &lt;=16M) </text:p>
      <text:p text:style-name="Standard"/>
      <text:p text:style-name="P6">Prerequisites on host system</text:p>
      <text:list xml:id="list1913158759" text:style-name="L4">
        <text:list-item>
          <text:p text:style-name="P30">A previously compiled kernel image (uImage, build with initrd support) </text:p>
        </text:list-item>
        <text:list-item>
          <text:p text:style-name="P35">Previously created target root file system image </text:p>
        </text:list-item>
        <text:list-item>
          <text:p text:style-name="P30">A terminal application for communicating with the mini2440. i.e. minicom </text:p>
        </text:list-item>
      </text:list>
      <text:p text:style-name="Standard"><text:s text:c="8"/><text:tab/></text:p>
      <text:p text:style-name="Standard"><text:tab/>- Download kernel Image to mini2440</text:p>
      <text:p text:style-name="Standard"><text:s text:c="16"/># tftpboot 0x31000000 uImage </text:p>
      <text:p text:style-name="Standard"><text:s text:c="8"/><text:tab/>- Download filesystem Image </text:p>
      <text:p text:style-name="Standard"><text:s text:c="16"/># tftpboot 0x32000000 rootfs.img </text:p>
      <text:p text:style-name="Standard"><text:s text:c="8"/><text:tab/>- Set bootargs with following </text:p>
      <text:p text:style-name="Standard"><text:s text:c="16"/>setenv bootargs console=ttySAC0,115200 root=/dev/ram initrd=0x32000000 </text:p>
      <text:list xml:id="list2076946751" text:style-name="L5">
        <text:list-item>
          <text:list>
            <text:list-item>
              <text:p text:style-name="P31">Boot kernel</text:p>
              <text:p text:style-name="P31">bootm 0x31000000</text:p>
            </text:list-item>
          </text:list>
        </text:list-item>
      </text:list>
      <text:p text:style-name="Standard"/>
      <text:p text:style-name="Standard"><text:a xlink:type="simple" xlink:href="http://processors.wiki.ti.com/index.php/Writing_Kernel_Image_to_NAND_Flash#Setting_u-boot_to_Boot_the_Kernel_from_NAND_Flash"><text:span text:style-name="T6"/></text:a></text:p>
      <text:p text:style-name="Standard"><text:soft-page-break/><text:a xlink:type="simple" xlink:href="http://processors.wiki.ti.com/index.php/Writing_Kernel_Image_to_NAND_Flash#Setting_u-boot_to_Boot_the_Kernel_from_NAND_Flash"><text:span text:style-name="T6">Setting u-boot to Boot the Kernel from NAND Flash</text:span></text:a></text:p>
      <text:p text:style-name="P7"/>
      <text:p text:style-name="P7">Create dynamic partitions on nand flash</text:p>
      <text:p text:style-name="P19"/>
      <text:h text:style-name="P36" text:outline-level="2">setenv mtdparts mtdparts=$&lt;device_name&gt;:$&lt;size&gt;($&lt;name&gt;),$&lt;size&gt;($&lt;name&gt;), $&lt;size&gt;($&lt;name&gt;),....</text:h>
      <text:p text:style-name="P14"/>
      <text:h text:style-name="P36" text:outline-level="2">Example on mini2440:</text:h>
      <text:h text:style-name="P36" text:outline-level="2">setenv mtdparts mtdparts=mini2440-nand:0x00040000(u-boot),0x00020000(u-boot_env),0x00500000(kernel),-(rootfs) </text:h>
      <text:h text:style-name="P23" text:outline-level="1"><text:bookmark text:name="Writing_Kernel_Image_to_NAND_Flash"/><text:span text:style-name="T8">Writing Kernel Image to NAND Flash</text:span><text:span text:style-name="T5"> </text:span></text:h>
      <text:p text:style-name="P15"><text:tab/>- Download kernel Image to mini2440</text:p>
      <text:p text:style-name="P11"><text:span text:style-name="T5"><text:tab/><text:tab/></text:span><text:span text:style-name="T4"># tftp 0x31000000 uImage</text:span></text:p>
      <text:p text:style-name="P10"><text:span text:style-name="T7"><text:tab/></text:span><text:span text:style-name="T4">Since the NAND flash requires that I/O operations be done in multiples of page size you <text:tab/>must round up the size of your kernel to the next full page in order for the reads and writes <text:tab/>to succeed.</text:span></text:p>
      <text:p text:style-name="P16"><text:tab/>Determine the sector of your NAND flash. You can find this in the manufacturer </text:p>
      <text:p text:style-name="P10"><text:span text:style-name="T4"><text:tab/>datasheet for your NAND device or using </text:span><text:span text:style-name="T14">nand info</text:span><text:span text:style-name="T4"> command in u-boot.</text:span></text:p>
      <text:p text:style-name="P16"><text:tab/>On mini2440 nand sector size is 128K</text:p>
      <text:p text:style-name="P16"><text:tab/></text:p>
      <text:p text:style-name="P10"><text:span text:style-name="T4"><text:tab/></text:span><text:span text:style-name="T5">For example</text:span></text:p>
      <text:p text:style-name="P10"><text:span text:style-name="T4"><text:tab/> </text:span><text:span text:style-name="T7"><text:tab/></text:span><text:span text:style-name="T10">Kernel size = 3125848 bytes</text:span></text:p>
      <text:p text:style-name="P24"><text:tab/><text:tab/>Number of <text:s/>SECTORS = <text:span text:style-name="T4">3125848</text:span>/(128*1024) = 23.848327637 <text:s/>~= 24 SECTORS</text:p>
      <text:p text:style-name="P25"><text:tab/><text:tab/>Rounded size = &lt;number of blocks&gt; * &lt;size of a block&gt; = <text:s/>24 * (128*1024) =3145728</text:p>
      <text:p text:style-name="P13"><text:span text:style-name="T4"><text:tab/></text:span><text:span text:style-name="T5">Erase Nand partitions</text:span><text:span text:style-name="T4"> </text:span></text:p>
      <text:p text:style-name="P18"><text:tab/><text:tab/># nand erase NAND_offset_addr <text:s/>Size</text:p>
      <text:p text:style-name="P18"><text:tab/><text:tab/><text:tab/>or</text:p>
      <text:p text:style-name="P18"><text:tab/><text:tab/># nand erase PARTITON_NAME</text:p>
      <text:p text:style-name="P18"><text:tab/>The above command will erase the flash partition where the kernel is to be written</text:p>
      <text:p text:style-name="P18"/>
      <text:p text:style-name="P18"><text:tab/><text:tab/>Example on mini2440:</text:p>
      <text:p text:style-name="P18"><text:tab/><text:tab/><text:tab/>nand erase kernel (kernel is partition name)</text:p>
      <text:p text:style-name="P18"/>
      <text:p text:style-name="P10"><text:span text:style-name="T9"><text:tab/></text:span><text:bookmark text:name="Writing_the_Kernel_Image_into_NAND_Flash"/><text:span text:style-name="T5">Writing the Kernel Image into NAND Flash</text:span></text:p>
      <text:p text:style-name="P17"><text:tab/><text:tab/> </text:p>
      <text:p text:style-name="P18"><text:tab/><text:tab/># nand write RAM_ADDR NAND_offset_addr/Partition_Name SIZE</text:p>
      <text:p text:style-name="P18"><text:tab/><text:tab/>Example</text:p>
      <text:p text:style-name="P18"><text:tab/><text:tab/># nane write 0x31000000 kernel 3145728</text:p>
      <text:p text:style-name="P18"><text:tab/><text:tab/><text:tab/><text:tab/></text:p>
      <text:h text:style-name="P21" text:outline-level="1">Writing yaffs2 File system to NAND Flash</text:h>
      <text:h text:style-name="P20" text:outline-level="1"><text:span text:style-name="T8"><text:tab/></text:span><text:span text:style-name="T5">- </text:span><text:span text:style-name="T4">Boot the kernel with NFS support</text:span></text:h>
      <text:p text:style-name="P11"><text:span text:style-name="T4"><text:tab/>- E</text:span><text:span text:style-name="T12">rase the flash partition where the file-system is to be written</text:span></text:p>
      <text:p text:style-name="P18"><text:tab/><text:tab/># cat /proc/mtd will provide partition information</text:p>
      <text:p text:style-name="P18"><text:tab/><text:tab/># flash_eraseall -j /dev/&lt;$partition&gt;</text:p>
      <text:p text:style-name="P18"><text:tab/>- mount the partitions with jffs2 file-system </text:p>
      <text:p text:style-name="P18"><text:tab/><text:tab/># mount -t yaffs2 /dev/mtdblock3 /mnt</text:p>
      <text:p text:style-name="P18"><text:tab/>- copy rootfs to mount point</text:p>
      <text:p text:style-name="P18"><text:tab/><text:tab/># cp <text:s/>-Rfp <text:s/>rootfs/* <text:s/>/mnt</text:p>
      <text:p text:style-name="P18"><text:tab/>- unmount and start the board</text:p>
      <text:h text:style-name="P22" text:outline-level="1"><text:soft-page-break/>Mounting yaffs2 File system from NAND Flash</text:h>
      <text:p text:style-name="P12"><text:span text:style-name="T13"><text:tab/></text:span><text:span text:style-name="T11">- Set bootargs U-boot environment varoable with following value </text:span></text:p>
      <text:p text:style-name="P18"><text:tab/># setenv bootargs console=ttySAC0,115200 root=mtdblock3 rootfstype=yaffs2 ${mtdparts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da </meta:initial-creator>
    <meta:creation-date>2013-07-27T09:31:02</meta:creation-date>
    <dc:date>2013-12-06T09:37:37</dc:date>
    <dc:creator>veda </dc:creator>
    <meta:editing-duration>PT3H8M6S</meta:editing-duration>
    <meta:editing-cycles>48</meta:editing-cycles>
    <meta:generator>LibreOffice/3.5$Linux_X86_64 LibreOffice_project/350m1$Build-2</meta:generator>
    <meta:document-statistic meta:table-count="0" meta:image-count="0" meta:object-count="0" meta:page-count="4" meta:paragraph-count="119" meta:word-count="671" meta:character-count="5279" meta:non-whitespace-character-count="3923"/>
  </office:meta>
</office:document-meta>
</file>